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Preformatted_20_Text">
      <style:text-properties style:text-underline-style="non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able_20_Contents">
      <style:paragraph-properties fo:margin-left="0in" fo:margin-right="0in" fo:text-indent="0in" style:auto-text-indent="false"/>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font-style="normal" style:font-style-asian="normal" style:font-style-complex="normal"/>
    </style:style>
    <style:style style:name="P28" style:family="paragraph" style:parent-style-name="Heading_20_2" style:master-page-name="">
      <style:paragraph-properties style:page-number="auto" fo:break-before="page"/>
      <style:text-properties fo:font-style="normal" style:font-style-asian="normal" style:font-style-complex="normal"/>
    </style:style>
    <style:style style:name="P29" style:family="paragraph" style:parent-style-name="Heading_20_3" style:list-style-name=""/>
    <style:style style:name="P30" style:family="paragraph" style:parent-style-name="Heading_20_3">
      <style:text-properties fo:font-style="normal" style:font-style-asian="normal" style:font-style-complex="normal"/>
    </style:style>
    <style:style style:name="P31" style:family="paragraph" style:parent-style-name="Heading_20_3" style:list-style-name="">
      <style:text-properties fo:font-style="normal" style:font-style-asian="normal" style:font-style-complex="normal"/>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fo:font-style="normal" style:font-style-asian="normal" style:font-style-complex="normal"/>
    </style:style>
    <style:style style:name="P34" style:family="paragraph" style:parent-style-name="Contents_20_3">
      <style:paragraph-properties>
        <style:tab-stops>
          <style:tab-stop style:position="5.8673in" style:type="right" style:leader-style="dotted" style:leader-text="."/>
        </style:tab-stops>
      </style:paragraph-properties>
    </style:style>
    <style:style style:name="P35" style:family="paragraph" style:parent-style-name="Contents_20_1">
      <style:paragraph-properties>
        <style:tab-stops>
          <style:tab-stop style:position="6.2673in" style:type="right" style:leader-style="dotted" style:leader-text="."/>
        </style:tab-stops>
      </style:paragraph-properties>
    </style:style>
    <style:style style:name="P36" style:family="paragraph" style:parent-style-name="Contents_20_2">
      <style:paragraph-properties>
        <style:tab-stops>
          <style:tab-stop style:position="6.0673in" style:type="right" style:leader-style="dotted" style:leader-text="."/>
        </style:tab-stops>
      </style:paragraph-properties>
    </style:style>
    <style:style style:name="P37" style:family="paragraph" style:parent-style-name="Preformatted_20_Text">
      <style:text-properties fo:font-style="normal" fo:font-weight="bold" style:font-style-asian="normal" style:font-weight-asian="bold" style:font-style-complex="normal" style:font-weight-complex="bold"/>
    </style:style>
    <style:style style:name="P38" style:family="paragraph" style:parent-style-name="Preformatted_20_Text">
      <style:text-properties fo:font-style="normal" fo:font-weight="normal" style:font-style-asian="normal" style:font-weight-asian="normal" style:font-style-complex="normal" style:font-weight-complex="normal"/>
    </style:style>
    <style:style style:name="P39"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T10" style:family="text">
      <style:text-properties fo:color="#141312"/>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style:font-name="CMR10" fo:font-size="10pt" style:font-name-asian="CMR10" style:font-size-asian="10pt" style:font-name-complex="CMR10" style:font-size-complex="10pt"/>
    </style:style>
    <style:style style:name="T14" style:family="text">
      <style:text-properties style:font-name="CMR10" fo:font-size="10pt" fo:language="en" fo:country="US" style:font-name-asian="CMR10" style:font-size-asian="10pt" style:font-name-complex="CMR10" style:font-size-complex="10pt"/>
    </style:style>
    <style:style style:name="T15"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T16" style:family="text">
      <style:text-properties style:text-underline-style="solid" style:text-underline-width="auto" style:text-underline-color="font-color"/>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04/01/11</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1578830704"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s/>0. <text:s/>Document Control<text:tab/>2</text:p>
          <text:p text:style-name="P36"><text:s/>0.1. <text:s/>Table of Contents<text:tab/>2</text:p>
          <text:p text:style-name="P36"><text:s/>0.2. <text:s/>References<text:tab/>2</text:p>
          <text:p text:style-name="P36"><text:s/>0.3. <text:s/>Document History<text:tab/>3</text:p>
          <text:p text:style-name="P36"><text:s/>0.4. <text:s/>Copyright<text:tab/>3</text:p>
          <text:p text:style-name="P35"><text:s/>1. <text:s/>Introduction<text:tab/>4</text:p>
          <text:p text:style-name="P36"><text:s/>1.1. <text:s/>VDM<text:tab/>4</text:p>
          <text:p text:style-name="P35"><text:s/>2. <text:s/>Using VDMJ<text:tab/>5</text:p>
          <text:p text:style-name="P36"><text:s/>2.1. <text:s/>Starting VDMJ<text:tab/>5</text:p>
          <text:p text:style-name="P36"><text:s/>2.2. <text:s/>Parsing, Type Checking, and Proof Obligations<text:tab/>7</text:p>
          <text:p text:style-name="P36"><text:s/>2.3. <text:s/>The Interpreter<text:tab/>8</text:p>
          <text:p text:style-name="P34"><text:s/>2.3.1. <text:s/>Suppressing Runtime Checks<text:tab/>16</text:p>
          <text:p text:style-name="P36"><text:s/>2.4. <text:s/>Debugging<text:tab/>17</text:p>
          <text:p text:style-name="P34"><text:s/>2.4.1. <text:s/>Single-threaded Debugging<text:tab/>17</text:p>
          <text:p text:style-name="P34"><text:s/>2.4.2. <text:s/>VDM++ Multi-threaded Debugging<text:tab/>20</text:p>
          <text:p text:style-name="P34"><text:s/>2.4.3. <text:s/>VDM-RT Debugging and the VDMJC Client<text:tab/>22</text:p>
          <text:p text:style-name="P35"><text:s/>3. <text:s/>Combinatorial Testing<text:tab/>27</text:p>
          <text:p text:style-name="P36"><text:s/>3.1. <text:s/>Debugging Tests<text:tab/>30</text:p>
          <text:p text:style-name="P36"><text:s/>3.2. <text:s/>Filtering Tests<text:tab/>32</text:p>
          <text:p text:style-name="P35"><text:s/>4. <text:s/>Internationalization (I18N)<text:tab/>34</text:p>
          <text:p text:style-name="P35"><text:s/>5. <text:s/>The vdmj.properties File<text:tab/>35</text:p>
          <text:p text:style-name="P35"><text:s/>6. <text:s/>Appendix A: The shmem Example<text:tab/>37</text:p>
          <text:p text:style-name="P35"><text:s/>7. <text:s/>Appendix B: Supported Character Sets<text:tab/>42</text:p>
        </text:index-body>
      </text:table-of-content>
      <text:list xml:id="list212146229" text:continue-numbering="true" text:style-name="Outline">
        <text:list-item>
          <text:list>
            <text:list-item>
              <text:h text:style-name="P26" text:outline-level="2">References</text:h>
            </text:list-item>
          </text:list>
        </text:list-item>
      </text:list>
      <text:list xml:id="list1764585414"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9">The VDMTools VDM++ Language Manual, http://www.vdmtools.jp/uploads/manuals/langmanpp_a4E.pdf</text:p>
        </text:list-item>
        <text:list-item>
          <text:p text:style-name="P39">Validated Designs for Object-oriented Systems, by John Fitzgerald et. al., <text:a xlink:type="simple" xlink:href="http://www.vdmbook.com/">http://www.vdmbook.com/</text:a></text:p>
        </text:list-item>
        <text:list-item>
          <text:p text:style-name="P39">User Manual for the Overture Combinatorial Testing Plug-in, by Peter Gorm Larsen and Kenneth Lausdahl.</text:p>
        </text:list-item>
        <text:list-item>
          <text:p text:style-name="P39">Overture, Open-source Tools for Formal Modelling, <text:a xlink:type="simple" xlink:href="http://www.overturetool.org/">http://www.overturetool.org/</text:a></text:p>
        </text:list-item>
        <text:list-item>
          <text:p text:style-name="P39"><text:soft-page-break/>VDMJ Project, <text:span text:style-name="T1">SourceForge</text:span>, <text:a xlink:type="simple" xlink:href="https://sourceforge.net/projects/vdmj/">https://sourceforge.net/projects/vdmj/</text:a></text:p>
        </text:list-item>
        <text:list-item>
          <text:p text:style-name="Reference"><text:span text:style-name="T12">VDMJ Design Specification</text:span><text:span text:style-name="T11">, Nick Battle.</text:span></text:p>
        </text:list-item>
        <text:list-item>
          <text:p text:style-name="Reference"><text:span text:style-name="T15">Combinatorial Testing for VDM++</text:span><text:span text:style-name="T14">. Peter Gorm Larsen, Kenneth Lausdahl, and Nick </text:span><text:span text:style-name="T13">Battle, SEFM-2010. </text:span></text:p>
        </text:list-item>
      </text:list>
      <text:list xml:id="list363893749" text:continue-list="list212146229"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04/01/11</text:modification-date></text:p>
          </table:table-cell>
          <table:table-cell table:style-name="History.A1" office:value-type="string">
            <text:p text:style-name="Table_20_Contents">Update for Overture 0.3.0 release and misc corrections</text:p>
          </table:table-cell>
        </table:table-row>
      </table:table>
      <text:p text:style-name="Table"><text:span text:style-name="Caption_20_characters"/></text:p>
      <text:list xml:id="list638606299"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406796900"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760022181"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571064224"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9">VDMJ: You must specify either -vdmsl, -vdmpp or -vdmrt</text:p>
      <text:p text:style-name="P19"/>
      <text:p text:style-name="P19">Usage: VDMJ &lt;-vdmsl | -vdmpp | -vdmrt&gt; [&lt;options&gt;] [&lt;files or dirs&gt;]</text:p>
      <text:p text:style-name="P19">-vdmsl: parse files as VDM-SL</text:p>
      <text:p text:style-name="P19">-vdmpp: parse files as VDM++</text:p>
      <text:p text:style-name="P19">-vdmrt: parse files as VDM-RT</text:p>
      <text:p text:style-name="P19">-r &lt;release&gt;: VDM language release</text:p>
      <text:p text:style-name="P19">-w: suppress warning messages</text:p>
      <text:p text:style-name="P19">-q: suppress information messages</text:p>
      <text:p text:style-name="P19">-i: run the interpreter if successfully type checked</text:p>
      <text:p text:style-name="P19">-p: generate proof obligations and stop</text:p>
      <text:p text:style-name="P19">-e &lt;exp&gt;: evaluate &lt;exp&gt; and stop</text:p>
      <text:p text:style-name="P19">-c &lt;charset&gt;: select a file charset</text:p>
      <text:p text:style-name="P19">-t &lt;charset&gt;: select a console charset</text:p>
      <text:p text:style-name="P19">-o &lt;filename&gt;: save the type checked specification</text:p>
      <text:p text:style-name="P19">-default &lt;name&gt;: set the default module/class</text:p>
      <text:p text:style-name="P19">-pre: disable precondition checks</text:p>
      <text:p text:style-name="P19">-post: disable postcondition checks</text:p>
      <text:p text:style-name="P19">-inv: disable type/state invariant checks</text:p>
      <text:p text:style-name="P19">-dtc: disable all dynamic type checking</text:p>
      <text:p text:style-name="P19">-measures: disable recursive measure checking</text:p>
      <text:p text:style-name="P19">-log &lt;filename&gt;: enable real-time event logging</text:p>
      <text:p text:style-name="P19">-remote &lt;class&gt;: enable remote control</text:p>
      <text:p text:style-name="P19"/>
      <text:p text:style-name="P19"/>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 The </text:span><text:span text:style-name="T1">-r </text:span><text:span text:style-name="T2">option can be used to indicate the language release, currently </text:span><text:span text:style-name="T1">classic </text:span><text:span text:style-name="T2">or </text:span><text:span text:style-name="T1">vdm10</text:span><text:span text:style-name="T2">. The default is </text:span><text:span text:style-name="T1">classic</text:span><text:span text:style-name="T2">.</text:span></text:p>
      <text:p text:style-name="Text_20_body"><text:span text:style-name="T2">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default </text:span><text:span text:style-name="T2">option sets the default class or module name, otherwise the default is simply the first class or module encountered by the parser in the file list.</text:span></text:p>
      <text:p text:style-name="Text_20_body"><text:soft-page-break/><text:span text:style-name="T2">The </text:span><text:span text:style-name="T1">-pre, -post, -inv,</text:span><text:span text:style-name="T2"> </text:span><text:span text:style-name="T1">-dtc </text:span><text:span text:style-name="T2">and </text:span><text:span text:style-name="T1">-measures </text:span><text:span text:style-name="T2">options can be used to disable precondition, postcondition, invariant, dynamic type checking and recursive measur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Text_20_body"><text:span text:style-name="T2">The </text:span><text:span text:style-name="T1">-remote </text:span><text:span text:style-name="T2">option is for enabling the remote control of a VDMJ process by another system, typically a test generator or a user interface. See section 3.2 of the VDMJ Design Specification [10] for details.</text:span></text:p>
      <text:p text:style-name="P21">In addition to these command line options, various settings can be added to a vdmj.properties file (see section 5).</text:p>
      <text:p text:style-name="P21"/>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2">$ java -jar vdmj-2.0.1.jar -vdmsl -p -w flat.def</text:p>
      <text:p text:style-name="P13"><text:soft-page-break/>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1">Bye</text:p>
      <text:list xml:id="list2143499420" text:continue-numbering="true" text:style-name="Outline">
        <text:list-item>
          <text:list>
            <text:list-item>
              <text:h text:style-name="P27"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85416040" text:continue-numbering="true" text:style-name="Outline">
        <text:list-item>
          <text:list>
            <text:list-item>
              <text:h text:style-name="P27" text:outline-level="2"><text:soft-page-break/>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Q4 = [mk_M(&lt;FREE&gt;, 0, 9999)]</text:p>
      <text:p text:style-name="Preformatted_20_Text"><text:span text:style-name="T2">rseed = </text:span><text:span text:style-name="T5">566044643</text:span></text:p>
      <text:p text:style-name="Preformatted_20_Text"><text:soft-page-break/><text:span text:style-name="T2">Memory = mk_Memory(</text:span><text:span text:style-name="T5">566044643</text:span><text:span text:style-name="T2">, [mk_M(&lt;FREE&gt;, 0, 9999)], [mk_M(&lt;FREE&gt;, 0, 9999)])</text:span></text:p>
      <text:p text:style-name="P11">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6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soft-page-break/>...</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 (or the </text:span><text:span text:style-name="T1">-default</text:span><text:span text:style-name="T2"> command line option).</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21"><text:soft-page-break/></text:p>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7"/>
      <text:p text:style-name="P21">The <text:span text:style-name="T1">set </text:span>command allows you to change the runtime checks in force (this is the same as the -pre, -post, -inv, -dtc and -measures command line options). Using the command without arguments will list the current settings.</text:p>
      <text:p text:style-name="P10"/>
      <text:p text:style-name="P10">&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21">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debugtrace &lt;name&gt; [test number] - debug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text:soft-page-break/>coverage clear|write &lt;dir&gt;|merge &lt;dir&gt;|&lt;filenames&gt; - handle line coverage</text:p>
      <text:p text:style-name="P13">latex|latexdoc [&lt;files&gt;] - generate LaTeX line coverage files</text:p>
      <text:p text:style-name="P13">files - list files in the current specification</text:p>
      <text:p text:style-name="P13">set [&lt;pre|post|inv|dtc|measures&gt; &lt;on|off&gt;] - set runtime checks</text:p>
      <text:p text:style-name="P13">reload - reload the current specification files</text:p>
      <text:p text:style-name="P13">load &lt;files or dirs&gt; - replace current loaded specification files</text:p>
      <text:p text:style-name="P13">quit - leave the interpreter</text:p>
      <text:p text:style-name="P13">&gt;</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ext:span><text:span text:style-name="T2">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text:span><text:span text:style-name="T2">create a new (synthetic) public static of a given name, which can then be used in further evaluations.</text:span></text:p>
      <text:p text:style-name="P21">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text:soft-page-break/>=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9">Bye</text:p>
      <text:p text:style-name="P19"/>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text:soft-page-break/>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0"><text:soft-page-break/>&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text:span><text:span text:style-name="T2">executed or not, respectively. In the example above, there are only three executable lines. Initially, </text:span><text:span text:style-name="T2">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2">and </text:span><text:span text:style-name="T1">merge &lt;dir&gt; </text:span><text:span text:style-name="T2">options to the </text:span><text:span text:style-name="T1">coverage </text:span><text:span text:style-name="T2">command. The </text:span><text:span text:style-name="T1">write </text:span><text:span text:style-name="T2">option saves the current coverage information in </text:span><text:span text:style-name="T1">&lt;dir&gt;</text:span><text:span text:style-name="T2"> for each specification file loaded; the </text:span><text:span text:style-name="T1">merge </text:span><text:span text:style-name="T2">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LaTeX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initializ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h text:style-name="P31" text:outline-level="3"/>
      <text:list xml:id="list2107321614" text:continue-numbering="true" text:style-name="Outline">
        <text:list-item>
          <text:list>
            <text:list-item>
              <text:list>
                <text:list-item>
                  <text:h text:style-name="P33" text:outline-level="3">Suppressing Runtime Checks</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2"> </text:span><text:span text:style-name="T1">-dtc </text:span><text:span text:style-name="T2">and </text:span><text:span text:style-name="T1">-measures </text:span><text:span text:style-name="T2">options to selectively suppress them. These can either be passed on the command line to VDMJ, or issued at any time via the </text:span><text:span text:style-name="T1">set </text:span><text:span text:style-name="T2">command.</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text:span><text:span text:style-name="T2">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he </text:span><text:span text:style-name="T1">-measures </text:span><text:span text:style-name="T2">option suppresses recursive function measure checking.</text:span></text:p>
      <text:list xml:id="list351385415" text:continue-numbering="true" text:style-name="Outline">
        <text:list-item>
          <text:list>
            <text:list-item>
              <text:h text:style-name="P28" text:outline-level="2">Debugging</text:h>
              <text:list>
                <text:list-item>
                  <text:h text:style-name="P30"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MainThread-7]&gt; step</text:p>
      <text:p text:style-name="P15"><text:soft-page-break/>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9">Created break [1] when "= 4" in 'A' (test.vpp) at line 12:3</text:p>
      <text:p text:style-name="P19">12: <text:s text:c="3"/>( si := i;</text:p>
      <text:p text:style-name="P10">&gt; break 12 &gt; 4</text:p>
      <text:p text:style-name="P19">Created break [2] when "&gt; 4" in 'A' (test.vpp) at line 12:3</text:p>
      <text:p text:style-name="P19">12: <text:s text:c="3"/>( si := i;</text:p>
      <text:p text:style-name="P10">&gt; break 12 &gt;= 4</text:p>
      <text:p text:style-name="P19">Created break [3] when "&gt;= 4" in 'A' (test.vpp) at line 12:3</text:p>
      <text:p text:style-name="P19">12: <text:s text:c="3"/>( si := i;</text:p>
      <text:p text:style-name="P10">&gt; break 12 mod 4</text:p>
      <text:p text:style-name="P19">Created break [4] when "mod 4" in 'A' (test.vpp) at line 12:3</text:p>
      <text:p text:style-name="P19">12: <text:s text:c="3"/>( si := i;</text:p>
      <text:p text:style-name="P10">&gt; break 12 i &gt; j or i+j &gt; 10</text:p>
      <text:p text:style-name="P19">Created break [5] when "i &gt; j or i+j &gt; 10" in 'A' (test.vpp) at line 12:3</text:p>
      <text:p text:style-name="P19">12: <text:s text:c="3"/>( si := i;</text:p>
      <text:p text:style-name="P19">&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text:span><text:soft-page-break/><text:span text:style-name="T2">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 The trace expression is evaluated and printed </text:span><text:span text:style-name="T1">before </text:span><text:span text:style-name="T2">the expression or statement is executed, for example:</text:span></text:p>
      <text:p text:style-name="P11"/>
      <text:p text:style-name="P12">&gt; trace 14 mk_(i, j, sk)</text:p>
      <text:p text:style-name="P13">Created trace [1] show "mk_(i, j, sk)" in 'A' (test.vpp) at line 14:5</text:p>
      <text:p text:style-name="P13">14: <text:s text:c="5"/>sk := i + j;</text:p>
      <text:p text:style-name="P12">&gt; p test()</text:p>
      <text:p text:style-name="P13">mk_(i, j, sk) = mk_(1, 2, 123) at [1]</text:p>
      <text:p text:style-name="P13">= 3</text:p>
      <text:p text:style-name="P13">Executed in 0.0040 secs.</text:p>
      <text:p text:style-name="P13">&gt;</text:p>
      <text:p text:style-name="P13"/>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29" text:outline-level="3"/>
      <text:list xml:id="list1778379771" text:continue-numbering="true" text:style-name="Outline">
        <text:list-item>
          <text:list>
            <text:list-item>
              <text:list>
                <text:list-item>
                  <text:h text:style-name="P32" text:outline-level="3">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7">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577161771" text:continue-numbering="true" text:style-name="Outline">
        <text:list-item>
          <text:list>
            <text:list-item>
              <text:list>
                <text:list-item>
                  <text:h text:style-name="P32"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1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0">[Id 1: STOPPED]&gt; p obj1</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10">[Id 1: STOPPED]&gt; p obj1</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3"/>
      <text:p text:style-name="Text_20_body">To illustrate threaded debugging, we use the <text:span text:style-name="T1">factorial </text:span><text:span text:style-name="T2">example from the CSK VDM++ manual.</text:span></text:p>
      <text:p text:style-name="Preformatted_20_Text"/>
      <text:p text:style-name="P10">[Id 1: STARTING]&gt; break 35</text:p>
      <text:p text:style-name="Preformatted_20_Text">Breakpoint [1] set</text:p>
      <text:p text:style-name="P10"><text:soft-page-break/>[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text:soft-page-break/>[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21">This is confusing, as with the simple command line debugger. But with VDMJC, as with a GUI, you can switch to any thread context you wish at any time.</text:p>
      <text:p text:style-name="P21">Similarly, tracepoints can be used to display variables without stopping:</text:p>
      <text:p text:style-name="P11"/>
      <text:p text:style-name="P10"><text:span text:style-name="T2">[Id 1: STOPPED]&gt; </text:span><text:span text:style-name="T2">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text:soft-page-break/></text:p>
      <text:p text:style-name="P10"><text:span text:style-name="T2">[Id 1: STOPPED]&gt; </text:span><text:span text:style-name="T2">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1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0">[Id 1: STARTING]&gt; run</text:p>
      <text:p text:style-name="Preformatted_20_Text">[Id 1: RUNNING]&gt; </text:p>
      <text:p text:style-name="Preformatted_20_Text">stdout: 24</text:p>
      <text:p text:style-name="Preformatted_20_Text">[Id 1: STOPPED]&gt; </text:p>
      <text:p text:style-name="Preformatted_20_Text"/>
      <text:list xml:id="list1230859567"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21">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2">on how the test sequence completed.</text:span></text:p>
      <text:p text:style-name="P21">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21">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8"><text:tab/><text:tab/>let x in set {1,...,10} be <text:span text:style-name="T4">st</text:span> x <text:span text:style-name="T4">mod</text:span> 2 = 0 in</text:p>
      <text:p text:style-name="Preformatted_20_Text"><text:tab/><text:tab/><text:tab/>let y = x + 1 in</text:p>
      <text:p text:style-name="P18"><text:tab/><text:tab/><text:tab/><text:tab/>(<text:span text:style-name="T4">obj</text:span>.op1(); <text:span text:style-name="T4">obj</text:span>.op2(x,y){1,2} | <text:span text:style-name="T4">obj</text:span>.op1())</text:p>
      <text:p text:style-name="P18"/>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xt:soft-page-break/>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8"><text:tab/>public op2: <text:span text:style-name="T4">int</text:span> * <text:span text:style-name="T4">int</text:span> ==&gt; <text:span text:style-name="T4">int</text:span></text:p>
      <text:p text:style-name="P18"><text:tab/><text:tab/>op2(x, y) == ( total := total + x + y; return total; )</text:p>
      <text:p text:style-name="P18"><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707345099"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obj.</text:span><text:span text:style-name="T5">op</text:span><text:span text:style-name="T9">(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text:soft-page-break/>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18">class A</text:p>
      <text:p text:style-name="P18">operations</text:p>
      <text:p text:style-name="P18"><text:tab/>public <text:span text:style-name="T4">op</text:span>: <text:span text:style-name="T4">int</text:span> * <text:span text:style-name="T4">int</text:span> ==&gt; ()</text:p>
      <text:p text:style-name="P18"><text:tab/><text:span text:style-name="T4">op</text:span>(a, b) == let - = a/b in skip;</text:p>
      <text:p text:style-name="P18"><text:tab/></text:p>
      <text:p text:style-name="P18">end A</text:p>
      <text:p text:style-name="P18"/>
      <text:p text:style-name="P18">class B</text:p>
      <text:p text:style-name="P18">instance variables</text:p>
      <text:p text:style-name="P18"><text:tab/>obj:A := new A();</text:p>
      <text:p text:style-name="P18"><text:tab/></text:p>
      <text:p text:style-name="P18">traces</text:p>
      <text:p text:style-name="P18"><text:tab/>T: let x in set {-1, 0, 1} in <text:span text:style-name="T4">obj</text:span>.<text:span text:style-name="T4">op</text:span>(1, x);</text:p>
      <text:p text:style-name="P18"><text:tab/></text:p>
      <text:p text:style-name="P20">end B</text:p>
      <text:p text:style-name="P20"/>
      <text:p text:style-name="P20"/>
      <text:p text:style-name="Text_20_body">If we simply run the B`T test, this will produce a result with a divide by zero error in the 2nd test:</text:p>
      <text:p text:style-name="Preformatted_20_Text"/>
      <text:p text:style-name="P10">&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5">&gt; </text:p>
      <text:p text:style-name="Preformatted_20_Text"/>
      <text:p text:style-name="Text_20_body">So we might try to set a breakpoint on the operation, re-run just the second test and step into the evaluation.</text:p>
      <text:p text:style-name="Preformatted_20_Text"/>
      <text:p text:style-name="P10">&gt; break op</text:p>
      <text:p text:style-name="Preformatted_20_Text">Created break [1] in 'A' (CT.vpp) at line 4:17</text:p>
      <text:p text:style-name="Preformatted_20_Text">4: <text:s/><text:tab/>op(a, b) == let - = a/b in skip;</text:p>
      <text:p text:style-name="P10">&gt; runtrace B`T 2</text:p>
      <text:p text:style-name="Preformatted_20_Text">Stopped break [1] in 'A' (CT.vpp) at line 4:17</text:p>
      <text:p text:style-name="Preformatted_20_Text">4: <text:s/><text:tab/>op(a, b) == let - = a/b in skip;</text:p>
      <text:p text:style-name="P10">[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2">trap into the debugger, you can start them with a different command: </text:span><text:span text:style-name="T1">debugtrace</text:span><text:span text:style-name="T2">. In this mode, we don't need the breakpoint to let us "step up to" the error, we can just let it run until it fails, and traps into the debugger.</text:span></text:p>
      <text:p text:style-name="Preformatted_20_Text"/>
      <text:p text:style-name="P14">&gt; remove 1</text:p>
      <text:p text:style-name="P15">Cleared break [1] in 'A' (CT.vpp) at line 4:17</text:p>
      <text:p text:style-name="P15">4: <text:s/><text:tab/>op(a, b) == let - = a/b in skip;</text:p>
      <text:p text:style-name="P14">&gt; debugtrace B`T 2</text:p>
      <text:p text:style-name="P16"><text:soft-page-break/>Error 4134: Infinite or NaN trouble in 'A' at line 4:26</text:p>
      <text:p text:style-name="P15">Stopped in 'A' (CT.vpp) at line 4:26</text:p>
      <text:p text:style-name="P15">4: <text:s/><text:tab/>op(a, b) == let - = a/b in skip;</text:p>
      <text:p text:style-name="P14">[CTMainThread-15]&gt; p a</text:p>
      <text:p text:style-name="P15">a = 1</text:p>
      <text:p text:style-name="P14">[CTMainThread-15]&gt; p b</text:p>
      <text:p text:style-name="P15">b = 0</text:p>
      <text:p text:style-name="P10">[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0">[CTMainThread-15]&gt; c</text:p>
      <text:p text:style-name="P15">Test 2 = obj.op(1, 0)</text:p>
      <text:p text:style-name="P15">Result = [Error 4134: Infinite or NaN trouble in 'A' at line 4:26, FAILED]</text:p>
      <text:p text:style-name="P15">Executed in 14.093 secs. </text:p>
      <text:p text:style-name="P15">&gt; </text:p>
      <text:list xml:id="list622400091"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0">&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2">command. This is a global setting that applies to all combinatorial tests. The simplest way to use the command is to specify a percentage of the tests you </text:span><text:span text:style-name="T2">want to run – say 10%.</text:span></text:p>
      <text:p text:style-name="P10"><text:soft-page-break/>&gt; filter 10</text:p>
      <text:p text:style-name="Preformatted_20_Text">Trace filter currently 10.0% RANDOM</text:p>
      <text:p text:style-name="P10">&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2">. This is important, because you want the selection to be repeatable while you are testing.</text:span></text:p>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0">&gt; filter 1</text:p>
      <text:p text:style-name="Preformatted_20_Text">Trace filter currently 1.0% RANDOM</text:p>
      <text:p text:style-name="P10">&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0">&gt; filter shapes<text:span text:style-name="T16">_</text:span>novars</text:p>
      <text:p text:style-name="Preformatted_20_Text">Trace filter currently 1.0% SHAPES_NOVARS</text:p>
      <text:p text:style-name="P10">&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0">&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1293395918"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1036565277"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075573019"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2"/>
      <text:p text:style-name="Preformatted_20_Text">&gt;<text:span text:style-name="T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0">seq</text:span> of M;</text:p>
      <text:p text:style-name="Preformatted_20_Text">--<text:span text:style-name="T10">inv</text:span> Q == </text:p>
      <text:p text:style-name="Preformatted_20_Text">-- <text:s/><text:span text:style-name="T10">forall</text:span> a in set <text:span text:style-name="T10">elems</text:span> Q &amp;</text:p>
      <text:p text:style-name="Preformatted_20_Text">-- <text:s text:c="3"/>(not exists b in set <text:span text:style-name="T1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0">nat</text:span></text:p>
      <text:p text:style-name="Preformatted_20_Text"><text:s text:c="5"/>stop : <text:span text:style-name="T10">nat</text:span></text:p>
      <text:p text:style-name="Preformatted_20_Text"><text:span text:style-name="T10">inv</text:span> mk_M(-, a, b) == (b &gt;= a)</text:p>
      <text:p text:style-name="Preformatted_20_Text"/>
      <text:p text:style-name="Preformatted_20_Text"/>
      <text:p text:style-name="Preformatted_20_Text">state Memory of</text:p>
      <text:p text:style-name="Preformatted_20_Text"><text:s text:c="2"/><text:span text:style-name="T10">rseed</text:span>: <text:span text:style-name="T10">nat</text:span></text:p>
      <text:p text:style-name="Preformatted_20_Text"><text:s text:c="2"/>Q3: Quadrant</text:p>
      <text:p text:style-name="Preformatted_20_Text"><text:s text:c="2"/>Q4: Quadrant</text:p>
      <text:p text:style-name="Preformatted_20_Text"><text:span text:style-name="T10">inv</text:span> mk_Memory(-, q3, q4) == <text:span text:style-name="T10">len</text:span> q3 &gt; 0 and <text:span text:style-name="T10">len</text:span> q4 &gt; 0</text:p>
      <text:p text:style-name="Preformatted_20_Text"><text:span text:style-name="T1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0">sizeof</text:span>: M -&gt; nat1</text:p>
      <text:p text:style-name="Preformatted_20_Text"><text:span text:style-name="T1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0">spacefor</text:span>: nat1 * Quadrant -&gt; nat1</text:p>
      <text:p text:style-name="Preformatted_20_Text"><text:span text:style-name="T10">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0">sizeof</text:span>(h) &gt;= size</text:p>
      <text:p text:style-name="Preformatted_20_Text"><text:s text:c="18"/>then <text:span text:style-name="T10">sizeof</text:span>(h) </text:p>
      <text:p text:style-name="Preformatted_20_Text"><text:s text:c="18"/>else <text:span text:style-name="T1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0">nat</text:span></text:p>
      <text:p text:style-name="Preformatted_20_Text">QuadrantLen(-,list) == </text:p>
      <text:p text:style-name="Preformatted_20_Text"><text:s text:c="2"/><text:span text:style-name="T10">len</text:span> list;</text:p>
      <text:p text:style-name="Preformatted_20_Text"/>
      <text:p text:style-name="Preformatted_20_Text"><text:span text:style-name="T10">bestfit</text:span>: nat1 * Quadrant -&gt; nat1</text:p>
      <text:p text:style-name="Preformatted_20_Text"><text:span text:style-name="T1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0">sizeof</text:span>(h) &gt;= size</text:p>
      <text:p text:style-name="Preformatted_20_Text"><text:s text:c="18"/>then least(<text:span text:style-name="T10">sizeof</text:span>(h), <text:span text:style-name="T10">bestfit</text:span>(size, tail))</text:p>
      <text:p text:style-name="Preformatted_20_Text"><text:s text:c="18"/>else <text:span text:style-name="T1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0">pre</text:span> hole &gt;= size</text:p>
      <text:p text:style-name="Preformatted_20_Text">measure QuadrantLen2;</text:p>
      <text:p text:style-name="Preformatted_20_Text"/>
      <text:p text:style-name="Preformatted_20_Text">QuadrantLen2: nat1 * nat1 * Quadrant -&gt; <text:span text:style-name="T10">nat</text:span></text:p>
      <text:p text:style-name="Preformatted_20_Text">QuadrantLen2(-,-,list) == </text:p>
      <text:p text:style-name="Preformatted_20_Text"><text:s text:c="2"/><text:span text:style-name="T1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0">nat</text:span></text:p>
      <text:p text:style-name="Preformatted_20_Text">QuadrantLen0(list) == </text:p>
      <text:p text:style-name="Preformatted_20_Text"><text:s text:c="2"/><text:span text:style-name="T10">len</text:span> list;</text:p>
      <text:p text:style-name="Preformatted_20_Text"/>
      <text:p text:style-name="Preformatted_20_Text">delete: M * Quadrant -&gt; Quadrant</text:p>
      <text:p text:style-name="Preformatted_20_Text">delete(item, Q) ==</text:p>
      <text:p text:style-name="Preformatted_20_Text"><text:s text:c="2"/>if <text:span text:style-name="T10">hd</text:span> Q = item</text:p>
      <text:p text:style-name="Preformatted_20_Text"><text:s text:c="2"/>then combine([mk_M(&lt;FREE&gt;, item.start, item.stop)] ^ <text:span text:style-name="T10">tl</text:span> Q)</text:p>
      <text:p text:style-name="Preformatted_20_Text"><text:s text:c="2"/>else [<text:span text:style-name="T10">hd</text:span> Q] ^ delete(item, <text:span text:style-name="T10">tl</text:span> Q)</text:p>
      <text:p text:style-name="Preformatted_20_Text"><text:s text:c="2"/>measure MQuadrantLen;</text:p>
      <text:p text:style-name="Preformatted_20_Text"/>
      <text:p text:style-name="Preformatted_20_Text">MQuadrantLen: M * Quadrant -&gt; <text:span text:style-name="T10">nat</text:span></text:p>
      <text:p text:style-name="Preformatted_20_Text"><text:soft-page-break/>MQuadrantLen(-,list) == </text:p>
      <text:p text:style-name="Preformatted_20_Text"><text:s text:c="2"/><text:span text:style-name="T10">len</text:span> list;</text:p>
      <text:p text:style-name="Preformatted_20_Text"/>
      <text:p text:style-name="Preformatted_20_Text">fragments: Quadrant -&gt; <text:span text:style-name="T10">nat</text:span></text:p>
      <text:p text:style-name="Preformatted_20_Text">fragments(Q) ==</text:p>
      <text:p text:style-name="Preformatted_20_Text"><text:s text:c="2"/>card {x | x in set <text:span text:style-name="T1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0">rseed</text:span> := n;</text:p>
      <text:p text:style-name="Preformatted_20_Text"><text:tab/></text:p>
      <text:p text:style-name="Preformatted_20_Text"><text:span text:style-name="T10">inc</text:span>: () ==&gt; ()</text:p>
      <text:p text:style-name="Preformatted_20_Text"><text:span text:style-name="T10">inc</text:span>() ==</text:p>
      <text:p text:style-name="Preformatted_20_Text"><text:s text:c="2"/>for i = 1 to <text:span text:style-name="T10">rseed</text:span> <text:span text:style-name="T10">mod</text:span> 7 + 3 </text:p>
      <text:p text:style-name="Preformatted_20_Text"><text:s text:c="2"/>do</text:p>
      <text:p text:style-name="Preformatted_20_Text"><text:s text:c="4"/><text:span text:style-name="T10">rseed</text:span> := (<text:span text:style-name="T10">rseed</text:span> * 69069 + 5) <text:span text:style-name="T10">mod</text:span> 4294967296;</text:p>
      <text:p text:style-name="Preformatted_20_Text"/>
      <text:p text:style-name="Preformatted_20_Text"><text:span text:style-name="T10">rand</text:span>: nat1 ==&gt; nat1</text:p>
      <text:p text:style-name="Preformatted_20_Text"><text:span text:style-name="T10">rand</text:span>(n) ==</text:p>
      <text:p text:style-name="Preformatted_20_Text"><text:s/>(<text:span text:style-name="T10">inc</text:span>();</text:p>
      <text:p text:style-name="Preformatted_20_Text"><text:s text:c="2"/>return <text:span text:style-name="T10">rseed</text:span> <text:span text:style-name="T10">mod</text:span> n + 1;</text:p>
      <text:p text:style-name="Preformatted_20_Text"><text:s/>);</text:p>
      <text:p text:style-name="Preformatted_20_Text"/>
      <text:p text:style-name="Preformatted_20_Text">FirstFit: nat1 ==&gt; <text:span text:style-name="T10">bool</text:span></text:p>
      <text:p text:style-name="Preformatted_20_Text">FirstFit(size) ==</text:p>
      <text:p text:style-name="Preformatted_20_Text"><text:s/>(let q4 = <text:span text:style-name="T1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0">bool</text:span></text:p>
      <text:p text:style-name="Preformatted_20_Text">BestFit(size) ==</text:p>
      <text:p text:style-name="Preformatted_20_Text"><text:s/>(let q4 = <text:span text:style-name="T1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0">rand</text:span>(2) = 1</text:p>
      <text:p text:style-name="Preformatted_20_Text"><text:s text:c="2"/>then let i = <text:span text:style-name="T10">rand</text:span>(<text:span text:style-name="T10">len</text:span> Q3) </text:p>
      <text:p text:style-name="Preformatted_20_Text"><text:s text:c="7"/>in</text:p>
      <text:p text:style-name="Preformatted_20_Text"><text:soft-page-break/><text:s text:c="9"/>if Q3(i).type = &lt;USED&gt;</text:p>
      <text:p text:style-name="Preformatted_20_Text"><text:s text:c="9"/>then Q3 := delete(Q3(i), Q3)</text:p>
      <text:p text:style-name="Preformatted_20_Text"><text:s text:c="9"/>else DeleteOne()</text:p>
      <text:p text:style-name="Preformatted_20_Text"><text:s text:c="2"/>else let i = <text:span text:style-name="T10">rand</text:span>(<text:span text:style-name="T10">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0">pre</text:span> (exists m in set <text:span text:style-name="T10">elems</text:span> Q3 &amp; m.type = &lt;USED&gt;) or</text:p>
      <text:p text:style-name="Preformatted_20_Text"><text:s text:c="4"/>(exists m in set <text:span text:style-name="T10">elems</text:span> Q4 &amp; m.type = &lt;USED&gt;);</text:p>
      <text:p text:style-name="Preformatted_20_Text"/>
      <text:p text:style-name="Preformatted_20_Text">TryFirst: <text:span text:style-name="T10">nat</text:span> ==&gt; <text:span text:style-name="T10">nat</text:span></text:p>
      <text:p text:style-name="Preformatted_20_Text">TryFirst(loops) ==</text:p>
      <text:p text:style-name="Preformatted_20_Text"><text:s/>(<text:span text:style-name="T10">dcl</text:span> count:int := 0;</text:p>
      <text:p text:style-name="Preformatted_20_Text"><text:tab/></text:p>
      <text:p text:style-name="Preformatted_20_Text"><text:s text:c="2"/>while count &lt; loops and Fir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0">nat</text:span> ==&gt; <text:span text:style-name="T10">nat</text:span></text:p>
      <text:p text:style-name="Preformatted_20_Text">TryBest(loops) ==</text:p>
      <text:p text:style-name="Preformatted_20_Text"><text:s/>(<text:span text:style-name="T10">dcl</text:span> count:int := 0;</text:p>
      <text:p text:style-name="Preformatted_20_Text"><text:tab/></text:p>
      <text:p text:style-name="Preformatted_20_Text"><text:s text:c="2"/>while count &lt; loops and Be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0">seq</text:span> of (&lt;BEST&gt; | &lt;FIRST&gt; | &lt;SAME&gt;)</text:p>
      <text:p text:style-name="Preformatted_20_Text">main(tries, loops) ==</text:p>
      <text:p text:style-name="Preformatted_20_Text"><text:s/>(<text:span text:style-name="T10">dcl</text:span> result: <text:span text:style-name="T1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soft-page-break/><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1796483781"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User Guide</text:p>
            </table:table-cell>
            <table:table-cell office:value-type="string">
              <text:p text:style-name="MP3">Date: <text:modification-date style:data-style-name="N37">04/01/11</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1</text:p>
            </table:table-cell>
            <table:table-cell table:style-name="Footing.A1" office:value-type="string">
              <text:p text:style-name="MP6">Page <text:page-number text:select-page="current">2</text:page-number> of <text:page-count style:num-format="1">4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04/01/11</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 User Guide</dc:title>
    <dc:description>The User Guide for VDMJ.</dc:description>
    <meta:editing-cycles>133</meta:editing-cycles>
    <meta:editing-duration>PT25H41M38S</meta:editing-duration>
    <dc:date>2011-01-04T22:01:08</dc:date>
    <meta:keyword>VDMJ</meta:keyword>
    <dc:subject>VDMJ</dc:subject>
    <meta:document-statistic meta:table-count="5" meta:image-count="0" meta:object-count="0" meta:page-count="42" meta:paragraph-count="1588" meta:word-count="13971" meta:character-count="85571"/>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